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078aa"/>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78aa"/>
    </style:style>
    <style:style style:name="gr4" style:family="graphic" style:parent-style-name="standard">
      <style:graphic-properties draw:stroke="none" svg:stroke-width="0.001cm" draw:fill-color="#00b4ff"/>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001cm" draw:fill-color="#ffffff"/>
    </style:style>
    <style:style style:name="gr7" style:family="graphic" style:parent-style-name="standard">
      <style:graphic-properties svg:stroke-width="0.001cm" svg:stroke-color="#000000" draw:fill="none" draw:fill-color="#ffffff" fo:padding-top="-0.049cm" fo:padding-bottom="-0.049cm" fo:padding-left="-0.049cm" fo:padding-right="-0.049cm"/>
    </style:style>
  </office:automatic-styles>
  <office:body>
    <office:drawing>
      <draw:page draw:name="page1" draw:style-name="dp1" draw:master-page-name="Default">
        <draw:g>
          <draw:glue-point draw:id="4" svg:x="-0.032cm" svg:y="-5cm"/>
          <draw:glue-point draw:id="5" svg:x="-0.003cm" svg:y="5cm"/>
          <draw:glue-point draw:id="6" svg:x="-5cm" svg:y="-2.693cm"/>
          <draw:glue-point draw:id="7" svg:x="-5cm" svg:y="2.659cm"/>
          <draw:glue-point draw:id="8" svg:x="-5cm" svg:y="-0.018cm"/>
          <draw:glue-point draw:id="9" svg:x="5cm" svg:y="-2.659cm"/>
          <draw:glue-point draw:id="10" svg:x="5cm" svg:y="2.659cm"/>
          <draw:glue-point draw:id="11" svg:x="5cm" svg:y="0cm"/>
          <draw:glue-point draw:id="12" svg:x="-0.004cm" svg:y="-0.007cm"/>
          <draw:polygon draw:style-name="gr1" draw:layer="layout" svg:width="3.393cm" svg:height="1.175cm" svg:x="0cm" svg:y="0.825cm" svg:viewBox="0 0 3394 1176" draw:points="3394,588 3392,558 3385,529 3375,499 3359,469 3339,440 3316,412 3288,383 3256,355 3220,328 3181,303 3137,277 3090,252 3039,228 2985,205 2927,182 2866,161 2802,142 2736,123 2666,105 2595,89 2520,74 2444,60 2366,47 2286,36 2205,27 2122,18 2038,11 1954,7 1869,3 1782,0 1696,0 1611,0 1525,3 1440,7 1355,11 1271,18 1188,27 1107,36 1027,47 949,60 873,74 798,89 727,105 658,123 591,142 527,161 466,182 409,205 354,228 304,252 256,277 213,303 173,328 137,355 105,383 77,412 54,440 34,469 19,499 8,529 2,558 0,588 2,618 8,647 19,677 34,707 54,735 77,764 105,792 137,820 173,847 213,873 256,898 304,924 354,947 409,970 466,993 527,1014 591,1033 658,1052 727,1070 798,1086 873,1101 949,1115 1027,1128 1107,1139 1188,1148 1271,1157 1355,1164 1440,1168 1525,1172 1611,1175 1696,1176 1782,1175 1869,1172 1954,1168 2038,1164 2122,1157 2205,1148 2286,1139 2366,1128 2444,1115 2520,1101 2595,1086 2666,1070 2736,1052 2802,1033 2866,1014 2927,993 2985,970 3039,947 3090,924 3137,898 3181,873 3220,847 3256,820 3288,792 3316,764 3339,735 3359,707 3375,677 3385,647 3392,618">
            <text:p/>
          </draw:polygon>
          <draw:path draw:style-name="gr2" draw:layer="layout" svg:width="3.374cm" svg:height="1.155cm" svg:x="0cm" svg:y="0.825cm" svg:viewBox="0 0 3375 1156" svg:d="m3375 577-3-30-6-28-11-29-15-29-19-29-24-28-28-28-31-27-36-26-40-27-43-25-47-24-51-24-53-23-58-22-61-19-64-20-66-18-69-17-71-17-74-15-75-13-78-12-79-11-81-9-82-9-83-7-85-4-84-4-86-3h-85-86l-85 3-85 4-84 4-83 7-83 9-81 9-79 11-78 12-76 13-73 15-71 17-68 17-67 18-64 20-60 19-58 22-54 23-50 24-47 24-43 25-40 27-36 26-32 27-27 28-24 28-20 29-14 29-11 29-6 28-2 25zm0 10 2 25 6 29 11 29 14 28 20 29 24 28 27 27 32 28 36 27 40 26 43 25 47 24 50 25 54 22 58 22 60 20 64 19 67 20 68 17 71 16 73 15 76 13 78 12 79 11 81 10 83 8 83 7 84 5 85 3 85 2 86 2 85-2 86-2 84-3 85-5 83-7 82-8 81-10 79-11 78-12 75-13 74-15 71-16 69-17 66-20 64-19 61-20 58-22 53-22 51-25 47-24 43-25 40-26 36-27 31-28 28-27 24-28 19-29 15-28 11-29 6-29 3-30zm0 0z">
            <text:p/>
          </draw:path>
          <draw:polygon draw:style-name="gr3" draw:layer="layout" svg:width="3.374cm" svg:height="0.824cm" svg:x="0.02cm" svg:y="0.599cm" svg:viewBox="0 0 3375 825" draw:points="0,0 0,825 3375,825 3375,0">
            <text:p/>
          </draw:polygon>
          <draw:polygon draw:style-name="gr4" draw:layer="layout" svg:width="3.393cm" svg:height="1.174cm" svg:x="0cm" svg:y="0cm" svg:viewBox="0 0 3394 1175" draw:points="3394,587 3392,557 3385,527 3375,498 3359,468 3339,440 3316,411 3288,383 3256,355 3220,328 3181,302 3137,276 3090,251 3039,227 2985,205 2927,182 2866,161 2802,141 2736,123 2666,104 2595,88 2520,73 2444,59 2366,47 2286,36 2205,27 2122,18 2038,11 1954,6 1869,2 1782,0 1696,0 1611,0 1525,2 1440,6 1355,11 1271,18 1188,27 1107,36 1027,47 949,59 873,73 798,88 727,104 658,123 591,141 527,161 466,182 409,205 354,227 304,251 256,276 213,302 173,328 137,355 105,383 77,411 54,440 34,468 19,498 8,527 2,557 0,587 2,616 8,646 19,676 34,705 54,734 77,762 105,791 137,819 173,846 213,872 256,898 304,922 354,947 409,969 466,992 527,1013 591,1033 658,1051 727,1069 798,1085 873,1101 949,1115 1027,1127 1107,1138 1188,1147 1271,1156 1355,1163 1440,1168 1525,1172 1611,1174 1696,1175 1782,1174 1869,1172 1954,1168 2038,1163 2122,1156 2205,1147 2286,1138 2366,1127 2444,1115 2520,1101 2595,1085 2666,1069 2736,1051 2802,1033 2866,1013 2927,992 2985,969 3039,947 3090,922 3137,898 3181,872 3220,846 3256,819 3288,791 3316,762 3339,734 3359,705 3375,676 3385,646 3392,616">
            <text:p/>
          </draw:polygon>
          <draw:path draw:style-name="gr2" draw:layer="layout" svg:width="3.374cm" svg:height="1.155cm" svg:x="0cm" svg:y="0cm" svg:viewBox="0 0 3375 1156" svg:d="m3375 577-3-29-6-29-11-29-15-29-19-28-24-29-28-27-31-27-36-27-40-26-43-26-47-23-51-25-53-23-58-21-61-20-64-20-66-19-69-17-71-17-74-14-75-13-78-13-79-11-81-9-82-8-83-7-85-5-84-4-86-2h-85-86l-85 2-85 4-84 5-83 7-83 8-81 9-79 11-78 13-76 13-73 14-71 17-68 17-67 19-64 20-60 20-58 21-54 23-50 25-47 23-43 26-40 26-36 27-32 27-27 27-24 29-20 28-14 29-11 29-6 29-2 25zm0 9 2 25 6 29 11 29 14 29 20 29 24 28 27 27 32 27 36 27 40 26 43 26 47 24 50 24 54 23 58 21 60 20 64 19 67 19 68 17 71 17 73 15 76 13 78 12 79 11 81 10 83 7 83 7 84 5 85 4 85 2 86 2 85-2 86-2 84-4 85-5 83-7 82-7 81-10 79-11 78-12 75-13 74-15 71-17 69-17 66-19 64-19 61-20 58-21 53-23 51-24 47-24 43-26 40-26 36-27 31-27 28-27 24-28 19-29 15-29 11-29 6-29 3-30zm0 0z">
            <text:p/>
          </draw:path>
          <draw:polygon draw:style-name="gr5" draw:layer="layout" svg:width="1.111cm" svg:height="0.371cm" svg:x="1.748cm" svg:y="0.165cm" svg:viewBox="0 0 1112 372" draw:points="0,289 247,372 824,124 1112,207 968,0 247,0 556,62">
            <text:p/>
          </draw:polygon>
          <draw:polygon draw:style-name="gr5" draw:layer="layout" svg:width="1.111cm" svg:height="0.391cm" svg:x="0.535cm" svg:y="0.599cm" svg:viewBox="0 0 1112 392" draw:points="1112,82 864,0 267,247 0,164 144,392 844,392 555,309">
            <text:p/>
          </draw:polygon>
          <draw:polygon draw:style-name="gr5" draw:layer="layout" svg:width="1.11cm" svg:height="0.371cm" svg:x="0.597cm" svg:y="0.145cm" svg:viewBox="0 0 1111 372" draw:points="0,83 246,0 823,227 1111,165 967,372 246,372 556,310">
            <text:p/>
          </draw:polygon>
          <draw:polygon draw:style-name="gr5" draw:layer="layout" svg:width="1.111cm" svg:height="0.37cm" svg:x="1.706cm" svg:y="0.64cm" svg:viewBox="0 0 1112 371" draw:points="1112,289 865,371 267,123 0,206 144,0 844,0 556,61">
            <text:p/>
          </draw:polygon>
          <draw:polygon draw:style-name="gr6" draw:layer="layout" svg:width="1.111cm" svg:height="0.371cm" svg:x="1.769cm" svg:y="0.186cm" svg:viewBox="0 0 1112 372" draw:points="0,288 246,372 823,123 1112,206 967,0 246,0 555,61">
            <text:p/>
          </draw:polygon>
          <draw:polygon draw:style-name="gr6" draw:layer="layout" svg:width="1.111cm" svg:height="0.391cm" svg:x="0.555cm" svg:y="0.619cm" svg:viewBox="0 0 1112 392" draw:points="1112,82 864,0 266,248 0,165 144,392 844,392 556,310">
            <text:p/>
          </draw:polygon>
          <draw:polygon draw:style-name="gr6" draw:layer="layout" svg:width="1.11cm" svg:height="0.371cm" svg:x="0.618cm" svg:y="0.165cm" svg:viewBox="0 0 1111 372" draw:points="0,83 245,0 822,227 1111,165 966,372 245,372 554,310">
            <text:p/>
          </draw:polygon>
          <draw:polygon draw:style-name="gr6" draw:layer="layout" svg:width="1.111cm" svg:height="0.37cm" svg:x="1.728cm" svg:y="0.66cm" svg:viewBox="0 0 1112 371" draw:points="1112,289 863,371 267,123 0,206 143,0 844,0 554,62">
            <text:p/>
          </draw:polygon>
          <draw:line draw:style-name="gr2" draw:layer="layout" svg:x1="3.374cm" svg:y1="0.577cm" svg:x2="3.374cm" svg:y2="1.403cm">
            <text:p/>
          </draw:line>
          <draw:polygon draw:style-name="gr6" draw:layer="layout" svg:width="1.275cm" svg:height="0.537cm" svg:x="1.07cm" svg:y="1.403cm" svg:viewBox="0 0 1276 538" draw:points="206,248 576,248 576,350 433,350 637,538 844,350 699,350 699,248 1070,248 1070,392 1276,206 1070,0 1070,144 206,144 206,0 0,206 206,392">
            <text:p/>
          </draw:polygon>
          <draw:polygon draw:style-name="gr7" draw:layer="layout" svg:width="1.275cm" svg:height="0.537cm" svg:x="1.07cm" svg:y="1.403cm" svg:viewBox="0 0 1276 538" draw:points="206,248 576,248 576,350 433,350 637,538 844,350 699,350 699,248 1070,248 1070,392 1276,206 1070,0 1070,144 206,144 206,0 0,206 206,392">
            <text:p/>
          </draw:polygon>
          <draw:polygon draw:style-name="gr5" draw:layer="layout" svg:width="0.211cm" svg:height="0.266cm" svg:x="1.323cm" svg:y="1.249cm" svg:viewBox="0 0 212 267" draw:points="79,267 79,44 0,44 0,0 212,0 212,44 132,44 132,267">
            <text:p/>
          </draw:polygon>
          <draw:path draw:style-name="gr5" draw:layer="layout" svg:width="0.221cm" svg:height="0.266cm" svg:x="1.585cm" svg:y="1.249cm" svg:viewBox="0 0 222 267" svg:d="m0 0h97c22 0 39 1 50 4 16 5 30 13 40 25 12 11 21 26 26 43 6 17 9 38 9 63 0 22-3 41-8 57-7 19-17 34-29 47-10 9-22 16-38 21-11 4-28 7-47 7h-100v-267l53 44v177h40c15 0 26-1 32-2 9-3 16-7 22-11 5-6 10-15 14-27s5-28 5-48c0-21-1-36-5-48-4-11-9-19-15-26-7-6-14-10-26-12-6-2-22-3-43-3h-24z">
            <text:p/>
          </draw:path>
          <draw:polygon draw:style-name="gr5" draw:layer="layout" svg:width="0.256cm" svg:height="0.266cm" svg:x="1.852cm" svg:y="1.249cm" svg:viewBox="0 0 257 267" draw:points="0,267 0,0 80,0 129,181 176,0 257,0 257,267 206,267 206,56 153,267 103,267 49,56 49,267">
            <text:p/>
          </draw:polygon>
          <draw:polygon draw:style-name="gr6" draw:layer="layout" svg:width="0.21cm" svg:height="0.266cm" svg:x="1.303cm" svg:y="1.229cm" svg:viewBox="0 0 211 267" draw:points="78,267 78,44 0,44 0,0 211,0 211,44 132,44 132,267">
            <text:p/>
          </draw:polygon>
          <draw:path draw:style-name="gr6" draw:layer="layout" svg:width="0.222cm" svg:height="0.266cm" svg:x="1.565cm" svg:y="1.229cm" svg:viewBox="0 0 223 267" svg:d="m0 0h97c22 0 39 1 51 4 16 5 29 14 40 25 12 11 20 26 25 43 6 17 10 38 10 63 0 22-4 42-9 57-7 19-16 35-28 47-10 9-22 16-38 21-12 4-28 7-48 7h-100v-267l53 44v177h41c14 0 25-1 31-2 10-3 17-7 22-11 6-6 11-15 14-26 4-13 6-29 6-49s-2-36-6-48c-3-11-9-19-15-26-6-6-15-10-25-12-8-2-22-3-44-3h-24z">
            <text:p/>
          </draw:path>
          <draw:polygon draw:style-name="gr6" draw:layer="layout" svg:width="0.256cm" svg:height="0.266cm" svg:x="1.832cm" svg:y="1.229cm" svg:viewBox="0 0 257 267" draw:points="0,267 0,0 80,0 128,182 176,0 257,0 257,267 206,267 206,56 154,267 102,267 50,56 50,267">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TDM router</dc:title>
    <meta:creation-date>2011-02-07T16:34:52</meta:creation-date>
    <meta:editing-duration>P0D</meta:editing-duration>
    <meta:editing-cycles>1</meta:editing-cycles>
    <meta:document-statistic meta:object-count="23"/>
    <meta:generator>OpenOffice.org/3.3$Linux OpenOffice.org_project/330m20$Build-9567</meta:generator>
  </office:meta>
</office:document-meta>
</file>